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MS Sans Serif" svg:font-family="&quot;MS Sans Serif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ENVASE_DESC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ENVASE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GRANEL LIQUIDO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GRANEL SOLIDO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BULTO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CONTENEDOR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MAQUINARIA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VARIOS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VAGONES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PIEZA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PAQUETES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ATADOS</text:p>
          </table:table-cell>
          <table:table-cell table:number-columns-repeated="16382"/>
        </table:table-row>
        <table:table-row table:number-rows-repeated="1048565" table:style-name="ro1">
          <table:table-cell table:number-columns-repeated="16384"/>
        </table:table-row>
      </table:table>
      <table:named-expressions>
        <table:named-range table:name="ENVASE_DESC" table:cell-range-address="ENVASE_DESC.$A$1:ENVASE_DESC.$B$11" table:base-cell-address="ENVASE_DESC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MS Sans Serif" svg:font-family="&quot;MS Sans Serif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MS Sans Serif" style:font-name-asian="MS Sans Serif" style:font-name-complex="MS Sans Serif" fo:font-size="10pt" style:font-size-asian="10pt" style:font-size-complex="10pt"/>
    </style: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www.intercambiosvirtuales.org</meta:initial-creator>
    <dc:creator>www.intercambiosvirtuales.org</dc:creator>
    <meta:creation-date>2019-12-12T00:47:15Z</meta:creation-date>
    <dc:date>2019-12-12T00:53:12Z</dc:date>
  </office:meta>
</office:document-meta>
</file>